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443c7" officeooo:paragraph-rsid="000443c7"/>
    </style:style>
    <style:style style:name="P2" style:family="paragraph" style:parent-style-name="Standard">
      <style:text-properties officeooo:rsid="000443c7" officeooo:paragraph-rsid="00054e53"/>
    </style:style>
    <style:style style:name="P3" style:family="paragraph" style:parent-style-name="Standard">
      <style:text-properties officeooo:rsid="000443c7" officeooo:paragraph-rsid="000443c7"/>
    </style:style>
    <style:style style:name="P4" style:family="paragraph" style:parent-style-name="Standard">
      <style:text-properties officeooo:paragraph-rsid="00054e53"/>
    </style:style>
    <style:style style:name="P5" style:family="paragraph" style:parent-style-name="Standard">
      <style:text-properties fo:font-weight="bold" officeooo:rsid="000443c7" officeooo:paragraph-rsid="000443c7" style:font-weight-asian="bold" style:font-weight-complex="bold"/>
    </style:style>
    <style:style style:name="T1" style:family="text">
      <style:text-properties officeooo:rsid="000443c7"/>
    </style:style>
    <style:style style:name="T2" style:family="text">
      <style:text-properties style:font-name="sans-serif"/>
    </style:style>
    <style:style style:name="T3" style:family="text">
      <style:text-properties style:font-name="sans-serif" officeooo:rsid="00044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ana 2: </text:p>
      <text:p text:style-name="P1"/>
      <text:p text:style-name="P1">2)</text:p>
      <text:p text:style-name="P1">a)</text:p>
      <text:p text:style-name="P4"><text:bookmark text:name="page19R_mcid5"/><text:span text:style-name="T3">1</text:span><text:span text:style-name="T1"> – </text:span><text:span text:style-name="T3">Pré-compilação: pré processa vários quesitos do script, como substituições de macros e compilação condicional, ou seja, tudo que não é encargo do compilador, mas que precisa ser feito.</text:span><text:bookmark text:name="page19R_mcid6"/><text:span text:style-name="T1"><text:line-break/></text:span></text:p>
      <text:p text:style-name="P4"><text:span text:style-name="T3">2</text:span><text:span text:style-name="T1"> – </text:span><text:span text:style-name="T3">Compilação: Verificação de sintaxe e análise lexical (verificação estática de código),e posterior tradução em código intermediário ou código de conjunto.</text:span><text:bookmark text:name="page19R_mcid7"/><text:span text:style-name="T1"><text:line-break/></text:span></text:p>
      <text:p text:style-name="P4"><text:span text:style-name="T3">3</text:span><text:span text:style-name="T1"> – </text:span><text:span text:style-name="T3">Qualificação: Conversão do código intermediário ou código de conjunto em binário, para interpretação pela máquina.</text:span><text:bookmark text:name="page19R_mcid8"/><text:span text:style-name="T1"><text:line-break/></text:span></text:p>
      <text:p text:style-name="P4"><text:span text:style-name="T3">4</text:span><text:span text:style-name="T1"> </text:span><text:span text:style-name="T3">-</text:span><text:span text:style-name="T1"> </text:span><text:span text:style-name="T3">Conexão:</text:span><text:span text:style-name="T1"> </text:span><text:span text:style-name="T3">Essa</text:span><text:span text:style-name="T1"> </text:span><text:span text:style-name="T3">etapa</text:span><text:span text:style-name="T1"> </text:span><text:span text:style-name="T3">liga</text:span><text:span text:style-name="T1"> </text:span><text:span text:style-name="T3">todos</text:span><text:span text:style-name="T1"> </text:span><text:span text:style-name="T3">os</text:span><text:span text:style-name="T1"> </text:span><text:span text:style-name="T3">arquivos</text:span><text:span text:style-name="T1"> </text:span><text:span text:style-name="T3">necessários,</text:span><text:span text:style-name="T1"> </text:span><text:span text:style-name="T3">como</text:span><text:span text:style-name="T1"> </text:span><text:span text:style-name="T3">objetos,</text:span><text:span text:style-name="T1"><text:line-break/></text:span><text:span text:style-name="T3">inicializadores e bibliotecas, </text:span><text:bookmark text:name="page19R_mcid8 Copia 1"/><text:span text:style-name="T2">montando um executável, que pode ser carregado em memória para execução.</text:span></text:p>
      <text:p text:style-name="P1"/>
      <text:p text:style-name="P5">b)</text:p>
      <text:p text:style-name="P1"/>
      <text:p text:style-name="P2"><text:bookmark text:name="page19R_mcid10"/><text:span text:style-name="T2">i)-static:</text:span> <text:span text:style-name="T2">A etapa de conexão da</text:span> <text:span text:style-name="T2">compilação é feita de forma estática, não levando em conta</text:span> <text:span text:style-name="T2">a</text:span> <text:span text:style-name="T2">execução</text:span> <text:span text:style-name="T2">dinâmica</text:span> <text:span text:style-name="T2">de</text:span> <text:span text:style-name="T2">bibliotecas</text:span> <text:span text:style-name="T2">durante</text:span> <text:span text:style-name="T2">seu</text:span> <text:span text:style-name="T2">funcionamento</text:span></text:p>
      <text:p text:style-name="P2"><text:bookmark text:name="page19R_mcid11"/><text:line-break/><text:span text:style-name="T2">ii)-g:</text:span> <text:span text:style-name="T2">Requisita informação do debug de código</text:span></text:p>
      <text:p text:style-name="P2"><text:bookmark text:name="page19R_mcid13"/><text:bookmark text:name="page19R_mcid12"/><text:line-break/><text:span text:style-name="T2">iii)-pedantic:</text:span> <text:span text:style-name="T2">Esse parâmetro desliga as permissões de certas extensões, gerando warnings adicionais</text:span> <text:span text:style-name="T2">na compilação caso elas existam.</text:span></text:p>
      <text:p text:style-name="P2"><text:bookmark text:name="page19R_mcid15"/><text:bookmark text:name="page19R_mcid14"/><text:line-break/><text:span text:style-name="T2">iv)-Wall:</text:span> <text:span text:style-name="T2">Habilita todos warnings durante o processo de compilação.</text:span></text:p>
      <text:p text:style-name="P2"><text:bookmark text:name="page19R_mcid17"/><text:bookmark text:name="page19R_mcid16"/><text:line-break/><text:span text:style-name="T2">v)-Os:</text:span> <text:span text:style-name="T2">Faz com que o compilador tente otimizar a compilação voltado à</text:span> <text:span text:style-name="T2">tamanho</text:span> <text:span text:style-name="T2">do arquivo final.</text:span></text:p>
      <text:p text:style-name="P2"><text:bookmark text:name="page19R_mcid19"/><text:bookmark text:name="page19R_mcid18"/><text:line-break/><text:span text:style-name="T2">vi)</text:span> <text:span text:style-name="T2">-O3:</text:span> <text:span text:style-name="T2">Faz</text:span> <text:span text:style-name="T2">com que o 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7:44:42.108055702</meta:creation-date>
    <dc:date>2023-03-25T11:09:37.959306604</dc:date>
    <meta:editing-duration>PT2H17M17S</meta:editing-duration>
    <meta:editing-cycles>2</meta:editing-cycles>
    <meta:generator>LibreOffice/7.4.4.2$Linux_X86_64 LibreOffice_project/40$Build-2</meta:generator>
    <meta:document-statistic meta:table-count="0" meta:image-count="0" meta:object-count="0" meta:page-count="1" meta:paragraph-count="14" meta:word-count="176" meta:character-count="1180" meta:non-whitespace-character-count="1005"/>
  </office:meta>
</office:document-meta>
</file>